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800000" fo:min-height="0.95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004586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000000" draw:marker-start-width="0.5cm" draw:marker-end-width="0.5cm" draw:fill="solid" draw:fill-color="#ffffff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0.95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2.161cm"/>
    </style:style>
    <style:style style:name="gr17" style:family="graphic" style:parent-style-name="objectwithoutfill">
      <style:graphic-properties svg:stroke-width="0.1cm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4586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4586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3cm" svg:height="1.5cm" svg:x="6cm" svg:y="4.9cm">
          <text:p/>
        </draw:rect>
        <draw:frame draw:style-name="gr2" draw:layer="layout" svg:width="9cm" svg:height="1.2cm" svg:x="6.1cm" svg:y="5.1cm">
          <draw:text-box>
            <text:p text:style-name="P1">Flux Processor</text:p>
          </draw:text-box>
        </draw:frame>
        <draw:rect draw:style-name="gr1" draw:text-style-name="P1" draw:layer="layout" svg:width="9.3cm" svg:height="1.3cm" svg:x="6.038cm" svg:y="12.7cm">
          <text:p/>
        </draw:rect>
        <draw:frame draw:style-name="gr2" draw:layer="layout" svg:width="9cm" svg:height="1.2cm" svg:x="6.1cm" svg:y="12.8cm">
          <draw:text-box>
            <text:p text:style-name="P1">Event Generation Processor</text:p>
          </draw:text-box>
        </draw:frame>
        <draw:rect draw:style-name="gr1" draw:text-style-name="P1" draw:layer="layout" svg:width="9.3cm" svg:height="1.25cm" svg:x="6.026cm" svg:y="20.55cm">
          <text:p/>
        </draw:rect>
        <draw:frame draw:style-name="gr2" draw:layer="layout" svg:width="9cm" svg:height="1.2cm" svg:x="6.126cm" svg:y="20.65cm">
          <draw:text-box>
            <text:p text:style-name="P1">Tracking Processor</text:p>
          </draw:text-box>
        </draw:frame>
        <draw:rect draw:style-name="gr3" draw:text-style-name="P1" draw:layer="layout" svg:width="9.3cm" svg:height="1.5cm" svg:x="5.988cm" svg:y="6.802cm">
          <text:p/>
        </draw:rect>
        <draw:frame draw:style-name="gr4" draw:text-style-name="P2" draw:layer="layout" svg:width="9cm" svg:height="1.2cm" svg:x="6.088cm" svg:y="7.002cm">
          <draw:text-box>
            <text:p text:style-name="P1"><text:span text:style-name="T1">Flux File Loader Algorithm</text:span></text:p>
          </draw:text-box>
        </draw:frame>
        <draw:rect draw:style-name="gr3" draw:text-style-name="P1" draw:layer="layout" svg:width="9.3cm" svg:height="1.5cm" svg:x="5.976cm" svg:y="8.752cm">
          <text:p/>
        </draw:rect>
        <draw:frame draw:style-name="gr4" draw:text-style-name="P2" draw:layer="layout" svg:width="9cm" svg:height="1.2cm" svg:x="6.076cm" svg:y="8.952cm">
          <draw:text-box>
            <text:p text:style-name="P1"><text:span text:style-name="T1">Neutrino Projection Algorithm</text:span></text:p>
          </draw:text-box>
        </draw:frame>
        <draw:rect draw:style-name="gr5" draw:text-style-name="P1" draw:layer="layout" svg:width="10.4cm" svg:height="6.5cm" svg:x="5.4cm" svg:y="4.4cm">
          <text:p/>
        </draw:rect>
        <draw:rect draw:style-name="gr5" draw:text-style-name="P1" draw:layer="layout" svg:width="10.4cm" svg:height="6.074cm" svg:x="5.388cm" svg:y="12.326cm">
          <text:p/>
        </draw:rect>
        <draw:rect draw:style-name="gr3" draw:text-style-name="P1" draw:layer="layout" svg:width="9.3cm" svg:height="1.5cm" svg:x="6.032cm" svg:y="14.452cm">
          <text:p/>
        </draw:rect>
        <draw:frame draw:style-name="gr4" draw:text-style-name="P2" draw:layer="layout" svg:width="9cm" svg:height="1.2cm" svg:x="6.132cm" svg:y="14.652cm">
          <draw:text-box>
            <text:p text:style-name="P1"><text:span text:style-name="T1">GENIE Generator Interface</text:span></text:p>
          </draw:text-box>
        </draw:frame>
        <draw:rect draw:style-name="gr5" draw:text-style-name="P1" draw:layer="layout" svg:width="10.4cm" svg:height="6.124cm" svg:x="5.385cm" svg:y="20.176cm">
          <text:p/>
        </draw:rect>
        <draw:rect draw:style-name="gr3" draw:text-style-name="P1" draw:layer="layout" svg:width="9.3cm" svg:height="1.5cm" svg:x="6.029cm" svg:y="22.202cm">
          <text:p/>
        </draw:rect>
        <draw:frame draw:style-name="gr4" draw:text-style-name="P2" draw:layer="layout" svg:width="9.371cm" svg:height="1.2cm" svg:x="5.929cm" svg:y="22.402cm">
          <draw:text-box>
            <text:p text:style-name="P1"><text:span text:style-name="T1"><text:s/></text:span><text:span text:style-name="T1">Geant4 Propagation Algorithm</text:span></text:p>
          </draw:text-box>
        </draw:frame>
        <draw:rect draw:style-name="gr3" draw:text-style-name="P1" draw:layer="layout" svg:width="9.3cm" svg:height="1.5cm" svg:x="6.029cm" svg:y="16.402cm">
          <text:p/>
        </draw:rect>
        <draw:frame draw:style-name="gr4" draw:text-style-name="P2" draw:layer="layout" svg:width="9cm" svg:height="1.2cm" svg:x="6.129cm" svg:y="16.602cm">
          <draw:text-box>
            <text:p text:style-name="P1"><text:span text:style-name="T1">Event Process Algorithm</text:span></text:p>
          </draw:text-box>
        </draw:frame>
        <draw:line draw:style-name="gr6" draw:text-style-name="P1" draw:layer="layout" svg:x1="15.8cm" svg:y1="15.2cm" svg:x2="17.6cm" svg:y2="15.2cm">
          <text:p/>
        </draw:line>
        <draw:line draw:style-name="gr7" draw:text-style-name="P1" draw:layer="layout" svg:x1="15.799cm" svg:y1="7.784cm" svg:x2="17.599cm" svg:y2="7.784cm">
          <text:p/>
        </draw:line>
        <draw:line draw:style-name="gr8" draw:text-style-name="P1" draw:layer="layout" svg:x1="17.6cm" svg:y1="7.8cm" svg:x2="17.6cm" svg:y2="15.2cm">
          <text:p/>
        </draw:line>
        <draw:line draw:style-name="gr9" draw:text-style-name="P1" draw:layer="layout" svg:x1="17.6cm" svg:y1="15.2cm" svg:x2="17.6cm" svg:y2="11.4cm">
          <text:p/>
        </draw:line>
        <draw:line draw:style-name="gr6" draw:text-style-name="P1" draw:layer="layout" svg:x1="15.814cm" svg:y1="24.375cm" svg:x2="17.614cm" svg:y2="24.375cm">
          <text:p/>
        </draw:line>
        <draw:line draw:style-name="gr7" draw:text-style-name="P1" draw:layer="layout" svg:x1="15.813cm" svg:y1="16.959cm" svg:x2="17.613cm" svg:y2="16.959cm">
          <text:p/>
        </draw:line>
        <draw:line draw:style-name="gr8" draw:text-style-name="P1" draw:layer="layout" svg:x1="17.614cm" svg:y1="16.975cm" svg:x2="17.614cm" svg:y2="24.375cm">
          <text:p/>
        </draw:line>
        <draw:line draw:style-name="gr9" draw:text-style-name="P1" draw:layer="layout" svg:x1="17.614cm" svg:y1="24.375cm" svg:x2="17.614cm" svg:y2="20.575cm">
          <text:p/>
        </draw:line>
        <draw:frame draw:style-name="gr10" draw:text-style-name="P3" draw:layer="layout" svg:width="3.135cm" svg:height="1.513cm" svg:x="17.465cm" svg:y="12.1cm">
          <draw:text-box>
            <text:p text:style-name="P1"><text:span text:style-name="T2">Event</text:span></text:p>
            <text:p text:style-name="P1"><text:span text:style-name="T2">backtracer</text:span></text:p>
          </draw:text-box>
        </draw:frame>
        <draw:frame draw:style-name="gr10" draw:text-style-name="P3" draw:layer="layout" svg:width="3.135cm" svg:height="1.513cm" svg:x="17.466cm" svg:y="21.1cm">
          <draw:text-box>
            <text:p text:style-name="P1"><text:span text:style-name="T2">Event</text:span></text:p>
            <text:p text:style-name="P1"><text:span text:style-name="T2">backtracer</text:span></text:p>
          </draw:text-box>
        </draw:frame>
        <draw:frame draw:style-name="gr11" draw:text-style-name="P4" draw:layer="layout" svg:width="5.336cm" svg:height="0.962cm" svg:x="8.1cm" svg:y="3.4cm">
          <draw:text-box>
            <text:p><text:span text:style-name="T3">Neutrino Vertices</text:span></text:p>
          </draw:text-box>
        </draw:frame>
        <draw:frame draw:style-name="gr11" draw:text-style-name="P4" draw:layer="layout" svg:width="5.019cm" svg:height="0.962cm" svg:x="8.1cm" svg:y="11.3cm">
          <draw:text-box>
            <text:p><text:span text:style-name="T3">Neutrino Events</text:span></text:p>
          </draw:text-box>
        </draw:frame>
        <draw:frame draw:style-name="gr11" draw:text-style-name="P4" draw:layer="layout" svg:width="9.185cm" svg:height="0.962cm" svg:x="6.401cm" svg:y="19.1cm">
          <draw:text-box>
            <text:p><text:span text:style-name="T3">Secondary Particle Information</text:span></text:p>
          </draw:text-box>
        </draw:frame>
        <draw:rect draw:style-name="gr3" draw:text-style-name="P1" draw:layer="layout" svg:width="9.3cm" svg:height="1.5cm" svg:x="6.029cm" svg:y="24.258cm">
          <text:p/>
        </draw:rect>
        <draw:frame draw:style-name="gr4" draw:text-style-name="P2" draw:layer="layout" svg:width="9.371cm" svg:height="1.2cm" svg:x="5.929cm" svg:y="24.458cm">
          <draw:text-box>
            <text:p text:style-name="P1"><text:span text:style-name="T1"><text:s/></text:span><text:span text:style-name="T1">Track and Hit Information</text:span></text:p>
          </draw:text-box>
        </draw:frame>
        <draw:line draw:style-name="gr12" draw:text-style-name="P1" draw:layer="layout" svg:x1="6.2cm" svg:y1="10.9cm" svg:x2="6.2cm" svg:y2="12.3cm">
          <text:p/>
        </draw:line>
        <draw:line draw:style-name="gr12" draw:text-style-name="P1" draw:layer="layout" svg:x1="6.2cm" svg:y1="18.35cm" svg:x2="6.175cm" svg:y2="20.3cm">
          <text:p/>
        </draw:line>
        <draw:rect draw:style-name="gr13" draw:text-style-name="P1" draw:layer="layout" svg:width="5cm" svg:height="1.5cm" svg:x="2.6cm" svg:y="1.4cm">
          <text:p/>
        </draw:rect>
        <draw:frame draw:style-name="gr14" draw:text-style-name="P5" draw:layer="layout" svg:width="4.71cm" svg:height="1.2cm" svg:x="2.745cm" svg:y="1.6cm">
          <draw:text-box>
            <text:p text:style-name="P1"><text:span text:style-name="T4">Flux Root File</text:span></text:p>
          </draw:text-box>
        </draw:frame>
        <draw:rect draw:style-name="gr13" draw:text-style-name="P1" draw:layer="layout" svg:width="6cm" svg:height="1.5cm" svg:x="7.7cm" svg:y="27.7cm">
          <text:p/>
        </draw:rect>
        <draw:frame draw:style-name="gr14" draw:text-style-name="P5" draw:layer="layout" svg:width="5.652cm" svg:height="1.2cm" svg:x="7.874cm" svg:y="27.9cm">
          <draw:text-box>
            <text:p text:style-name="P1"><text:span text:style-name="T4">Output Root File</text:span></text:p>
          </draw:text-box>
        </draw:frame>
        <draw:line draw:style-name="gr15" draw:text-style-name="P1" draw:layer="layout" svg:x1="6.2cm" svg:y1="3cm" svg:x2="6.2cm" svg:y2="4.4cm">
          <text:p/>
        </draw:line>
        <draw:line draw:style-name="gr15" draw:text-style-name="P1" draw:layer="layout" svg:x1="10.4cm" svg:y1="26.3cm" svg:x2="10.4cm" svg:y2="27.7cm">
          <text:p/>
        </draw:line>
        <draw:rect draw:style-name="gr13" draw:text-style-name="P1" draw:layer="layout" svg:width="4.271cm" svg:height="2.162cm" svg:x="0.5cm" svg:y="10.8cm">
          <text:p/>
        </draw:rect>
        <draw:frame draw:style-name="gr16" draw:text-style-name="P5" draw:layer="layout" svg:width="4.023cm" svg:height="2.411cm" svg:x="0.624cm" svg:y="11.089cm">
          <draw:text-box>
            <text:p text:style-name="P1"><text:span text:style-name="T4">Geometry</text:span></text:p>
            <text:p text:style-name="P1"><text:span text:style-name="T4">Root File</text:span></text:p>
          </draw:text-box>
        </draw:frame>
        <draw:rect draw:style-name="gr13" draw:text-style-name="P1" draw:layer="layout" svg:width="4.271cm" svg:height="2.162cm" svg:x="0.5cm" svg:y="18.8cm">
          <text:p/>
        </draw:rect>
        <draw:frame draw:style-name="gr16" draw:text-style-name="P5" draw:layer="layout" svg:width="4.023cm" svg:height="2.411cm" svg:x="0.624cm" svg:y="19.089cm">
          <draw:text-box>
            <text:p text:style-name="P1"><text:span text:style-name="T4">Geometry</text:span></text:p>
            <text:p text:style-name="P1"><text:span text:style-name="T4">GDML File</text:span></text:p>
          </draw:text-box>
        </draw:frame>
        <draw:line draw:style-name="gr17" draw:text-style-name="P1" draw:layer="layout" svg:x1="2.7cm" svg:y1="13cm" svg:x2="2.7cm" svg:y2="15.9cm">
          <text:p/>
        </draw:line>
        <draw:line draw:style-name="gr12" draw:text-style-name="P1" draw:layer="layout" svg:x1="2.7cm" svg:y1="15.9cm" svg:x2="5.4cm" svg:y2="15.9cm">
          <text:p/>
        </draw:line>
        <draw:line draw:style-name="gr17" draw:text-style-name="P1" draw:layer="layout" svg:x1="2.697cm" svg:y1="20.954cm" svg:x2="2.697cm" svg:y2="23.854cm">
          <text:p/>
        </draw:line>
        <draw:line draw:style-name="gr12" draw:text-style-name="P1" draw:layer="layout" svg:x1="2.697cm" svg:y1="23.802cm" svg:x2="5.397cm" svg:y2="23.8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3T09:47:38</meta:creation-date>
    <dc:date>2014-08-28T18:01:40</dc:date>
    <meta:editing-duration>PT1H35M57S</meta:editing-duration>
    <meta:editing-cycles>37</meta:editing-cycles>
    <meta:generator>OpenOffice.org/3.4.1$Unix OpenOffice.org_project/341m1$Build-9593</meta:generator>
    <meta:document-statistic meta:object-count="50"/>
  </office:meta>
</office:document-meta>
</file>